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7ebe" officeooo:paragraph-rsid="00117ebe"/>
    </style:style>
    <style:style style:name="P2" style:family="paragraph" style:parent-style-name="Standard">
      <style:text-properties officeooo:rsid="0012b40f" officeooo:paragraph-rsid="0012b40f"/>
    </style:style>
    <style:style style:name="P3" style:family="paragraph" style:parent-style-name="Standard">
      <style:text-properties officeooo:rsid="002672c5" officeooo:paragraph-rsid="002672c5"/>
    </style:style>
    <style:style style:name="P4" style:family="paragraph" style:parent-style-name="Standard">
      <style:text-properties officeooo:rsid="002672c5" officeooo:paragraph-rsid="002e1b31"/>
    </style:style>
    <style:style style:name="P5" style:family="paragraph" style:parent-style-name="Standard">
      <style:text-properties officeooo:rsid="002a3a4b" officeooo:paragraph-rsid="002a3a4b"/>
    </style:style>
    <style:style style:name="P6" style:family="paragraph" style:parent-style-name="Standard">
      <style:text-properties officeooo:rsid="002d4f83" officeooo:paragraph-rsid="002d4f83"/>
    </style:style>
    <style:style style:name="P7" style:family="paragraph" style:parent-style-name="Standard">
      <style:text-properties officeooo:rsid="002e1b31" officeooo:paragraph-rsid="002e1b31"/>
    </style:style>
    <style:style style:name="P8" style:family="paragraph" style:parent-style-name="Standard">
      <style:text-properties style:font-name="Liberation Sans" fo:font-size="16pt" fo:font-weight="bold" officeooo:rsid="00452e7e" officeooo:paragraph-rsid="00452e7e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Standard" style:list-style-name="L1">
      <style:text-properties officeooo:rsid="0012b40f" officeooo:paragraph-rsid="0012b40f"/>
    </style:style>
    <style:style style:name="P10" style:family="paragraph" style:parent-style-name="Standard">
      <style:text-properties officeooo:rsid="002a3a4b" officeooo:paragraph-rsid="002a3a4b"/>
    </style:style>
    <style:style style:name="P11" style:family="paragraph">
      <loext:graphic-properties draw:fill="solid" draw:fill-color="#729fcf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text-align="center"/>
    </style:style>
    <style:style style:name="T1" style:family="text">
      <style:text-properties officeooo:rsid="00117ebe"/>
    </style:style>
    <style:style style:name="T2" style:family="text">
      <style:text-properties officeooo:rsid="0012b40f"/>
    </style:style>
    <style:style style:name="T3" style:family="text">
      <style:text-properties officeooo:rsid="002672c5"/>
    </style:style>
    <style:style style:name="T4" style:family="text">
      <style:text-properties officeooo:rsid="00286526"/>
    </style:style>
    <style:style style:name="T5" style:family="text">
      <style:text-properties fo:font-weight="bold" officeooo:rsid="00286526" style:font-weight-asian="bold" style:font-weight-complex="bold"/>
    </style:style>
    <style:style style:name="T6" style:family="text">
      <style:text-properties fo:font-weight="bold" officeooo:rsid="002a398b" style:font-weight-asian="bold" style:font-weight-complex="bold"/>
    </style:style>
    <style:style style:name="T7" style:family="text">
      <style:text-properties fo:font-weight="bold" officeooo:rsid="002e1b31" style:font-weight-asian="bold" style:font-weight-complex="bold"/>
    </style:style>
    <style:style style:name="T8" style:family="text">
      <style:text-properties fo:font-weight="bold" officeooo:rsid="00384d25" style:font-weight-asian="bold" style:font-weight-complex="bold"/>
    </style:style>
    <style:style style:name="T9" style:family="text">
      <style:text-properties fo:font-weight="normal" officeooo:rsid="00286526" style:font-weight-asian="normal" style:font-weight-complex="normal"/>
    </style:style>
    <style:style style:name="T10" style:family="text">
      <style:text-properties fo:font-weight="normal" officeooo:rsid="002a398b" style:font-weight-asian="normal" style:font-weight-complex="normal"/>
    </style:style>
    <style:style style:name="T11" style:family="text">
      <style:text-properties fo:font-weight="normal" officeooo:rsid="002e1b31" style:font-weight-asian="normal" style:font-weight-complex="normal"/>
    </style:style>
    <style:style style:name="T12" style:family="text">
      <style:text-properties fo:font-weight="normal" officeooo:rsid="00384d25" style:font-weight-asian="normal" style:font-weight-complex="normal"/>
    </style:style>
    <style:style style:name="T13" style:family="text">
      <style:text-properties fo:font-weight="normal" officeooo:rsid="004bcbcc" style:font-weight-asian="normal" style:font-weight-complex="normal"/>
    </style:style>
    <style:style style:name="T14" style:family="text">
      <style:text-properties officeooo:rsid="002cce4e"/>
    </style:style>
    <style:style style:name="T15" style:family="text">
      <style:text-properties officeooo:rsid="002cfe0f"/>
    </style:style>
    <style:style style:name="T16" style:family="text">
      <style:text-properties officeooo:rsid="002e1b31"/>
    </style:style>
    <style:style style:name="T17" style:family="text">
      <style:text-properties officeooo:rsid="00384d25"/>
    </style:style>
    <style:style style:name="T18" style:family="text">
      <style:text-properties officeooo:rsid="0038de70"/>
    </style:style>
    <style:style style:name="T19" style:family="text">
      <style:text-properties officeooo:rsid="003ef99c"/>
    </style:style>
    <style:style style:name="T20" style:family="text">
      <style:text-properties officeooo:rsid="004037ce"/>
    </style:style>
    <style:style style:name="T21" style:family="text">
      <style:text-properties officeooo:rsid="00452e7e"/>
    </style:style>
    <style:style style:name="T22" style:family="text">
      <style:text-properties style:font-name="Liberation Sans" fo:font-size="16pt" fo:font-weight="bold" officeooo:rsid="00452e7e" style:font-name-asian="Noto Sans CJK SC" style:font-size-asian="16pt" style:font-weight-asian="bold" style:font-name-complex="Lohit Devanagari1" style:font-size-complex="16pt" style:font-weight-complex="bold"/>
    </style:style>
    <style:style style:name="T23" style:family="text">
      <style:text-properties officeooo:rsid="0046f262"/>
    </style:style>
    <style:style style:name="T24" style:family="text">
      <style:text-properties officeooo:rsid="004983fc"/>
    </style:style>
    <style:style style:name="T25" style:family="text">
      <style:text-properties officeooo:rsid="0049cfd1"/>
    </style:style>
    <style:style style:name="T26" style:family="text">
      <style:text-properties officeooo:rsid="004a11cc"/>
    </style:style>
    <style:style style:name="T27" style:family="text">
      <style:text-properties officeooo:rsid="004f944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729fcf" draw:textarea-horizontal-align="justify" draw:textarea-vertical-align="middle" draw:auto-grow-height="false" fo:min-height="0.616cm" fo:min-width="1.161cm" draw:shadow="hidden" draw:shadow-offset-x="0.101cm" draw:shadow-offset-y="0.101cm" style:run-through="foreground"/>
    </style:style>
    <style:style style:name="gr3" style:family="graphic">
      <style:graphic-properties draw:fill="solid" draw:fill-color="#729fcf" draw:textarea-horizontal-align="justify" draw:textarea-vertical-align="middle" draw:auto-grow-height="false" fo:min-height="0.804cm" fo:min-width="2.831cm" draw:shadow="hidden" draw:shadow-offset-x="0.101cm" draw:shadow-offset-y="0.101cm" style:run-through="foreground"/>
      <style:paragraph-properties style:writing-mode="lr-tb"/>
    </style:style>
    <style:style style:name="gr4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dash" draw:stroke-dash="Dash_20__28_Rounded_29_" svg:stroke-width="0.101cm" draw:marker-start-width="0.503cm" draw:marker-end-width="0.503cm" svg:stroke-linecap="round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616cm" fo:min-width="1.161cm" style:run-through="foreground"/>
    </style:style>
    <style:style style:name="gr7" style:family="graphic">
      <style:graphic-properties draw:textarea-horizontal-align="justify" draw:textarea-vertical-align="middle" draw:auto-grow-height="false" fo:min-height="0.804cm" fo:min-width="2.831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rganisation des fichiers pour le <text:span text:style-name="T3">cours de INF155</text:span></text:p>
      <text:h text:style-name="Heading_20_2" text:outline-level="2"><text:span text:style-name="T21">G</text:span>énéral<text:span text:style-name="T21">it</text:span><text:span text:style-name="T22">és</text:span></text:h>
      <text:p text:style-name="P4"/>
      <text:p text:style-name="P4">Il est préférable de bien organiser ses fichiers pour pouvoir les retrouver facilement.</text:p>
      <text:p text:style-name="P4">La façon la plus simple est de créer un répertoire pour <text:span text:style-name="T16">le cours de INF155 (</text:span><text:span text:style-name="T25">répertoire</text:span><text:span text:style-name="T16"> </text:span><text:span text:style-name="T7">Cours INF155</text:span><text:span text:style-name="T11"> </text:span><text:span text:style-name="T13">ci-dessous</text:span><text:span text:style-name="T16">). </text:span></text:p>
      <text:p text:style-name="P7">Dans ce répertoire, on trouvera tout ce qui concerne le cours de INF155. Par exemple, un répertoire pour tous les laboratoires (<text:span text:style-name="T25">répertoire</text:span><text:span text:style-name="T4"> </text:span><text:span text:style-name="T5">Labos INF155</text:span><text:span text:style-name="T9"> </text:span><text:span text:style-name="T13">ci-dessous</text:span><text:span text:style-name="T4">) </text:span><text:span text:style-name="T24">et un </text:span>répertoire <text:span text:style-name="T24">pour</text:span> <text:span text:style-name="T18">d</text:span>es documents <text:span text:style-name="T18">relatifs aux différentes séances de cours</text:span> <text:span text:style-name="T17">(</text:span><text:span text:style-name="T25">répertoire</text:span><text:span text:style-name="T17"> </text:span><text:span text:style-name="T8">Documents</text:span><text:span text:style-name="T12"> </text:span><text:span text:style-name="T13">ci-dessous</text:span><text:span text:style-name="T17">)</text:span>.</text:p>
      <text:p text:style-name="P7"><text:span text:style-name="T25">Pour les laboratoires</text:span><text:span text:style-name="T4">, on pourra créer un </text:span><text:span text:style-name="T27">sous-</text:span><text:span text:style-name="T4">répertoire par laboratoire (</text:span><text:span text:style-name="T26">répertoires</text:span><text:span text:style-name="T4"> </text:span><text:span text:style-name="T5">Laboratoire 01</text:span><text:span text:style-name="T9">, </text:span><text:span text:style-name="T5">Laboratoire 02</text:span><text:span text:style-name="T9">, </text:span><text:span text:style-name="T10">jusqu’à </text:span><text:span text:style-name="T6">Laboratoire 12</text:span><text:span text:style-name="T10"> </text:span><text:span text:style-name="T13">ci-dessous</text:span><text:span text:style-name="T4">).</text:span></text:p>
      <text:p text:style-name="P4"/>
      <text:p text:style-name="P3"><draw:g text:anchor-type="paragraph" draw:z-index="9" draw:name="DrawObject 4" draw:style-name="gr1"><draw:custom-shape draw:name="Shape 9" draw:style-name="gr2" draw:text-style-name="P11" svg:width="1.225cm" svg:height="0.68cm" svg:x="3.27cm" svg:y="0.4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0" draw:style-name="gr3" draw:text-style-name="P13" svg:width="2.835cm" svg:height="0.809cm" svg:x="3.27cm" svg:y="0.69cm"><text:p text:style-name="P12">Cours INF155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3"/>
      <text:p text:style-name="P3"/>
      <text:p text:style-name="P3"><draw:line text:anchor-type="paragraph" draw:z-index="10" draw:name="Vertical line 1" draw:style-name="gr4" draw:text-style-name="P14" svg:x1="4.53cm" svg:y1="0.037cm" svg:x2="4.549cm" svg:y2="8.066cm"><text:p/></draw:line></text:p>
      <text:p text:style-name="P3"><draw:g text:anchor-type="paragraph" draw:z-index="20" draw:name="DrawObject1" draw:style-name="gr1"><draw:custom-shape draw:name="Shape 2" draw:style-name="gr2" draw:text-style-name="P11" svg:width="1.225cm" svg:height="0.68cm" svg:x="5.329cm" svg:y="-0.0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" draw:style-name="gr3" draw:text-style-name="P13" svg:width="2.835cm" svg:height="0.809cm" svg:x="5.329cm" svg:y="0.242cm"><text:p text:style-name="P12">Labos INF155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2"/>
      <text:p text:style-name="P2"><draw:g text:anchor-type="paragraph" draw:z-index="21" draw:name="DrawObject 5" draw:style-name="gr1"><draw:custom-shape draw:name="Shape 11" draw:style-name="gr2" draw:text-style-name="P11" svg:width="1.225cm" svg:height="0.68cm" svg:x="5.329cm" svg:y="5.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2" draw:style-name="gr3" draw:text-style-name="P13" svg:width="2.835cm" svg:height="0.809cm" svg:x="5.329cm" svg:y="6.199cm"><text:p text:style-name="P12">Documents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19" draw:name="Vertical line 14" draw:style-name="gr4" draw:text-style-name="P14" svg:x1="5.329cm" svg:y1="-0.332cm" svg:x2="4.549cm" svg:y2="-0.328cm"><text:p/></draw:line></text:p>
      <text:p text:style-name="P2"><draw:line text:anchor-type="paragraph" draw:z-index="6" draw:name="Vertical line 5" draw:style-name="gr4" draw:text-style-name="P14" svg:x1="6.788cm" svg:y1="-0.741cm" svg:x2="6.786cm" svg:y2="3.143cm"><text:p/></draw:line></text:p>
      <text:p text:style-name="P2"><draw:g text:anchor-type="paragraph" draw:z-index="0" draw:name="DrawObject 1" draw:style-name="gr1"><draw:custom-shape draw:name="Shape 5" draw:style-name="gr6" svg:width="1.225cm" svg:height="0.68cm" svg:x="7.592cm" svg:y="-0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6" draw:style-name="gr7" draw:text-style-name="P12" svg:width="2.835cm" svg:height="0.809cm" svg:x="7.592cm" svg:y="-0.291cm"><text:p text:style-name="P12">Laboratoire 01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5" draw:name="Vertical line 4" draw:style-name="gr4" draw:text-style-name="P14" svg:x1="7.588cm" svg:y1="-0.378cm" svg:x2="6.837cm" svg:y2="-0.378cm"><text:p/></draw:line></text:p>
      <text:p text:style-name="P1"/>
      <text:p text:style-name="P1"/>
      <text:p text:style-name="P1"/>
      <text:p text:style-name="P1"><draw:g text:anchor-type="paragraph" draw:z-index="1" draw:name="DrawObject 2" draw:style-name="gr1"><draw:custom-shape draw:name="Shape 3" draw:style-name="gr6" svg:width="1.225cm" svg:height="0.68cm" svg:x="7.578cm" svg:y="-1.5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4" draw:style-name="gr7" draw:text-style-name="P12" svg:width="2.835cm" svg:height="0.809cm" svg:x="7.578cm" svg:y="-1.256cm"><text:p text:style-name="P12">Laboratoire 0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4" draw:name="Vertical line 3" draw:style-name="gr4" draw:text-style-name="P14" svg:x1="7.586cm" svg:y1="-1.385cm" svg:x2="6.835cm" svg:y2="-1.385cm"><text:p/></draw:line></text:p>
      <text:p text:style-name="P1"><draw:line text:anchor-type="paragraph" draw:z-index="8" draw:name="Vertical line 7" draw:style-name="gr5" draw:text-style-name="P14" svg:x1="6.788cm" svg:y1="-1.74cm" svg:x2="6.786cm" svg:y2="0.512cm"><text:p/></draw:line></text:p>
      <text:p text:style-name="P1"/>
      <text:p text:style-name="P1"/>
      <text:p text:style-name="P1"><draw:g text:anchor-type="paragraph" draw:z-index="2" draw:name="DrawObject 3" draw:style-name="gr1"><draw:custom-shape draw:name="Shape 7" draw:style-name="gr6" svg:width="1.225cm" svg:height="0.68cm" svg:x="7.592cm" svg:y="-1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8" draw:style-name="gr7" draw:text-style-name="P12" svg:width="2.835cm" svg:height="0.809cm" svg:x="7.592cm" svg:y="-1.081cm"><text:p text:style-name="P12">Laboratoire 1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7" draw:name="Vertical line 6" draw:style-name="gr4" draw:text-style-name="P14" svg:x1="6.786cm" svg:y1="-1.694cm" svg:x2="6.788cm" svg:y2="-1.101cm"><text:p/></draw:line></text:p>
      <text:p text:style-name="P1"><draw:line text:anchor-type="paragraph" draw:z-index="3" draw:name="Vertical line 2" draw:style-name="gr4" draw:text-style-name="P14" svg:x1="7.592cm" svg:y1="-1.634cm" svg:x2="6.812cm" svg:y2="-1.63cm"><text:p/></draw:line><draw:line text:anchor-type="paragraph" draw:z-index="13" draw:name="Vertical line 9" draw:style-name="gr4" draw:text-style-name="P14" svg:x1="6.705cm" svg:y1="0cm" svg:x2="6.705cm" svg:y2="1.362cm"><text:p/></draw:line></text:p>
      <text:p text:style-name="P1"/>
      <text:p text:style-name="P1"><draw:line text:anchor-type="paragraph" draw:z-index="18" draw:name="Vertical line 13" draw:style-name="gr5" draw:text-style-name="P14" svg:x1="6.705cm" svg:y1="0.161cm" svg:x2="6.707cm" svg:y2="1.89cm"><text:p/></draw:line></text:p>
      <text:p text:style-name="P1"/>
      <text:p text:style-name="P1"><draw:line text:anchor-type="paragraph" draw:z-index="11" draw:name="Vertical line 8" draw:style-name="gr4" draw:text-style-name="P14" svg:x1="5.329cm" svg:y1="-2.158cm" svg:x2="4.549cm" svg:y2="-2.154cm"><text:p/></draw:line></text:p>
      <text:p text:style-name="P1"><draw:g text:anchor-type="paragraph" draw:z-index="12" draw:name="DrawObject 6" draw:style-name="gr1"><draw:custom-shape draw:name="Shape 13" draw:style-name="gr6" svg:width="1.225cm" svg:height="0.68cm" svg:x="7.509cm" svg:y="-1.9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4" draw:style-name="gr7" draw:text-style-name="P12" svg:width="2.835cm" svg:height="0.809cm" svg:x="7.509cm" svg:y="-1.651cm"><text:p text:style-name="P12">Cours 01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line text:anchor-type="paragraph" draw:z-index="17" draw:name="Vertical line 12" draw:style-name="gr4" draw:text-style-name="P14" svg:x1="6.706cm" svg:y1="0.034cm" svg:x2="6.706cm" svg:y2="0.662cm"><text:p/></draw:line></text:p>
      <text:p text:style-name="P1"><draw:g text:anchor-type="paragraph" draw:z-index="15" draw:name="DrawObject 7" draw:style-name="gr1"><draw:custom-shape draw:name="Shape 15" draw:style-name="gr6" svg:width="1.225cm" svg:height="0.68cm" svg:x="7.505cm" svg:y="-0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 16" draw:style-name="gr7" draw:text-style-name="P12" svg:width="2.835cm" svg:height="0.809cm" svg:x="7.505cm" svg:y="-0.328cm"><text:p text:style-name="P12">Cours 12</text:p><draw:enhanced-geometry svg:viewBox="0 0 21600 21600" draw:path-stretchpoint-x="10800" draw:path-stretchpoint-y="10800" draw:text-areas="?f3 ?f4 ?f5 ?f6" draw:type="round-rectangle" draw:modifiers="193.20214669051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"><draw:line text:anchor-type="paragraph" draw:z-index="14" draw:name="Vertical line 10" draw:style-name="gr4" draw:text-style-name="P14" svg:x1="7.509cm" svg:y1="-2.224cm" svg:x2="6.729cm" svg:y2="-2.22cm"><text:p/></draw:line><draw:line text:anchor-type="paragraph" draw:z-index="16" draw:name="Vertical line 11" draw:style-name="gr4" draw:text-style-name="P14" svg:x1="7.495cm" svg:y1="-0.365cm" svg:x2="6.715cm" svg:y2="-0.361cm"><text:p/></draw:line></text:p>
      <text:p text:style-name="P1"/>
      <text:p text:style-name="P1"/>
      <text:p text:style-name="P1"><text:soft-page-break/></text:p>
      <text:p text:style-name="P8">Pour les travaux de laboratoires</text:p>
      <text:p text:style-name="P1"/>
      <text:p text:style-name="P5">Dans chaque répertoire relatif à un laboratoire spécifique, il est possible d’organiser <text:span text:style-name="T2">les exercices/questions/</text:span><text:span text:style-name="T15">travaux</text:span><text:span text:style-name="T2"> de 4 façons différentes :</text:span></text:p>
      <text:p text:style-name="P5"/>
      <text:list xml:id="list3156123086" text:style-name="L1">
        <text:list-item>
          <text:p text:style-name="P9">Par projets</text:p>
          <text:p text:style-name="P9"><text:span text:style-name="T14">Un projet CLion par exercice</text:span>. Convient aux <text:span text:style-name="T15">travaux</text:span> de grande taille.</text:p>
          <text:p text:style-name="P9"/>
        </text:list-item>
        <text:list-item>
          <text:p text:style-name="P9">Par fichiers</text:p>
          <text:p text:style-name="P9"><text:span text:style-name="T14">U</text:span>n seul projet CLion. Celui-ci contient un fichier par exercice. Convient <text:span text:style-name="T15">aux </text:span>exercices de taille <text:span text:style-name="T15">assez conséquante</text:span>.</text:p>
          <text:p text:style-name="P9"/>
        </text:list-item>
        <text:list-item>
          <text:p text:style-name="P9">Par fonctions</text:p>
          <text:p text:style-name="P9">Il n’y a qu’un seul projet CLion. Celui-ci ne contient qu’un seul fichier. Dans ce fichier, on trouve une fonction par exercice. Convient aux exercices de taille <text:span text:style-name="T15">moyenne</text:span>.</text:p>
          <text:p text:style-name="P9"/>
        </text:list-item>
        <text:list-item>
          <text:p text:style-name="P9">Par blocs de code</text:p>
          <text:p text:style-name="P9">Un seul projet CLion, un seul fichier, une seule fonction (la fonction main). Les exercices se trouvent directement dans le main, dans des blocs de code. Convient à des exercices de quelques lignes chacun.</text:p>
        </text:list-item>
      </text:list>
      <text:p text:style-name="P2"/>
      <text:p text:style-name="P2"/>
      <text:p text:style-name="P1"/>
      <text:p text:style-name="P6"><text:span text:style-name="T23">Vous trouverez</text:span><text:span text:style-name="T20"> </text:span>sur <text:a xlink:type="simple" xlink:href="https://github.com/algorithm69/2025H_INF155" text:style-name="Internet_20_link" text:visited-style-name="Visited_20_Internet_20_Link"><text:span text:style-name="T1">GitHub.com</text:span></text:a>, <text:span text:style-name="T23">un dépôt </text:span>qui contient tous les codes que nous écrivons ensemble. Que ce soit des codes d’illustration du cours, des codes de corrections, ou simplement des codes d’exemple que je souhaite vous <text:span text:style-name="T19">communiquer</text:span>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547cm" fo:margin-right="1.7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éphane Duval</meta:initial-creator>
    <meta:creation-date>2025-01-15T10:59:41.319749128</meta:creation-date>
    <dc:date>2025-01-15T12:51:58.851543418</dc:date>
    <dc:creator>Stéphane Duval</dc:creator>
    <meta:editing-duration>PT1H12M40S</meta:editing-duration>
    <meta:editing-cycles>49</meta:editing-cycles>
    <meta:generator>LibreOffice/7.3.7.2$Linux_X86_64 LibreOffice_project/30$Build-2</meta:generator>
    <meta:document-statistic meta:table-count="0" meta:image-count="0" meta:object-count="0" meta:page-count="2" meta:paragraph-count="17" meta:word-count="265" meta:character-count="1723" meta:non-whitespace-character-count="1478"/>
  </office:meta>
</office:document-meta>
</file>